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1362" calcext:value-type="float">
            <text:p>99.13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895408" calcext:value-type="float">
            <text:p>98.89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12656" calcext:value-type="float">
            <text:p>98.21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76208" calcext:value-type="float">
            <text:p>97.67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21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453704" calcext:value-type="float">
            <text:p>97.45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450912" calcext:value-type="float">
            <text:p>96.45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1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50908" calcext:value-type="float">
            <text:p>95.50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18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84952" calcext:value-type="float">
            <text:p>94.48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17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11344" calcext:value-type="float">
            <text:p>93.81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16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2976" calcext:value-type="float">
            <text:p>93.15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89552" calcext:value-type="float">
            <text:p>93.18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1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69384" calcext:value-type="float">
            <text:p>93.36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1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9532" calcext:value-type="float">
            <text:p>92.09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1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1616" calcext:value-type="float">
            <text:p>89.89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11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4014" calcext:value-type="float">
            <text:p>87.4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3707</text:p>
          </table:table-cell>
          <table:table-cell office:value-type="string" calcext:value-type="string">
            <text:p>TWDB:1153707</text:p>
          </table:table-cell>
          <table:table-cell office:value-type="string" calcext:value-type="string">
            <text:p>2010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7.596472" calcext:value-type="float">
            <text:p>87.5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8" meta:object-count="0"/>
    <meta:user-defined meta:name="AppVersion">3.0</meta:user-defined>
  </office:meta>
</office:document-meta>
</file>